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9">
            <text:p>1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7-25_12-02-45_000.jpg</text:p>
          </table:table-cell>
          <table:table-cell table:style-name="ce26" office:value-type="string">
            <text:p>:bookmemo / 読んだ本：読み始め / 『縄文時代の考古学　Ⅱ　心と信仰　宗教的観念と社会秩序』(319_joomon_kooko) / 著者=小杉康、他、編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：読み始め / 『縄文時代の考古学　Ⅱ　心と信仰　宗教的観念と社会秩序』(319_joomon_kooko) / 著者=小杉康、他、編 / 目次">
            <text:p>:bookmemo / 読んだ本：読み始め / 『縄文時代の考古学　Ⅱ　心と信仰　宗教的観念と社会秩序』(319_joomon_kooko) / 著者=小杉康、他、編 / 目次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7">
            <text:p>17</text:p>
          </table:table-cell>
          <table:table-cell table:style-name="ce17" office:value-type="string">
            <text:p>2023-07-25_12-02-58_000.jpg</text:p>
          </table:table-cell>
          <table:table-cell table:style-name="ce26" office:value-type="string">
            <text:p>:bookmemo / 読んだ本：読み始め / 『縄文時代の考古学　Ⅱ　心と信仰　宗教的観念と社会秩序』(319_joomon_kooko) / 著者=小杉康、他、編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：読み始め / 『縄文時代の考古学　Ⅱ　心と信仰　宗教的観念と社会秩序』(319_joomon_kooko) / 著者=小杉康、他、編 / 目次">
            <text:p>:bookmemo / 読んだ本：読み始め / 『縄文時代の考古学　Ⅱ　心と信仰　宗教的観念と社会秩序』(319_joomon_kooko) / 著者=小杉康、他、編 / 目次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8">
            <text:p>18</text:p>
          </table:table-cell>
          <table:table-cell table:style-name="ce17" office:value-type="string">
            <text:p>2023-07-25_12-03-11_000.jpg</text:p>
          </table:table-cell>
          <table:table-cell table:style-name="ce26" office:value-type="string">
            <text:p>:bookmemo / 読んだ本：読み始め / 『縄文時代の考古学　Ⅱ　心と信仰　宗教的観念と社会秩序』(319_joomon_kooko) / 著者=小杉康、他、編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6];CONCATENATE([.C6];&quot; / &quot;;[.E4]))" office:value-type="string" office:string-value=":bookmemo / 読んだ本：読み始め / 『日本人の宗教とは何か』 / 著者=山折哲雄、編著 / 目次">
            <text:p>:bookmemo / 読んだ本：読み始め / 『日本人の宗教とは何か』 / 著者=山折哲雄、編著 / 目次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7-25_12-00-10_000.jpg</text:p>
          </table:table-cell>
          <table:table-cell table:style-name="ce26" office:value-type="string">
            <text:p>:bookmemo / 読んだ本：読み始め / 『日本人の宗教とは何か』 / 著者=山折哲雄、編著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：読み始め / 『日本人の宗教とは何か』 / 著者=山折哲雄、編著 / 目次">
            <text:p>:bookmemo / 読んだ本：読み始め / 『日本人の宗教とは何か』 / 著者=山折哲雄、編著 / 目次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7" office:value-type="string">
            <text:p>2023-07-25_12-00-25_000.jpg</text:p>
          </table:table-cell>
          <table:table-cell table:style-name="ce26" office:value-type="string">
            <text:p>:bookmemo / 読んだ本：読み始め / 『日本人の宗教とは何か』 / 著者=山折哲雄、編著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bookmemo / 読んだ本：読み始め / 『日本人の宗教とは何か』 / 著者=山折哲雄、編著 / 目次">
            <text:p>:bookmemo / 読んだ本：読み始め / 『日本人の宗教とは何か』 / 著者=山折哲雄、編著 / 目次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8" office:value-type="string">
            <text:p>2023-07-25_12-00-42_000.jpg</text:p>
          </table:table-cell>
          <table:table-cell table:style-name="ce26" office:value-type="string">
            <text:p>:bookmemo / 読んだ本：読み始め / 『日本人の宗教とは何か』 / 著者=山折哲雄、編著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bookmemo / 読んだ本：読み始め / 『日本人の宗教とは何か』 / 著者=山折哲雄、編著 / 目次">
            <text:p>:bookmemo / 読んだ本：読み始め / 『日本人の宗教とは何か』 / 著者=山折哲雄、編著 / 目次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8" office:value-type="string">
            <text:p>2023-07-25_12-00-52_000.jpg</text:p>
          </table:table-cell>
          <table:table-cell table:style-name="ce26" office:value-type="string">
            <text:p>:bookmemo / 読んだ本：読み始め / 『日本人の宗教とは何か』 / 著者=山折哲雄、編著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bookmemo / 読んだ本：読み始め / 『日本人の宗教とは何か』 / 著者=山折哲雄、編著 / 目次">
            <text:p>:bookmemo / 読んだ本：読み始め / 『日本人の宗教とは何か』 / 著者=山折哲雄、編著 / 目次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7-25_12-01-11_000.jpg</text:p>
          </table:table-cell>
          <table:table-cell table:style-name="ce26" office:value-type="string">
            <text:p>:bookmemo / 読んだ本：読み始め / 『日本人の宗教とは何か』 / 著者=山折哲雄、編著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：読み始め / 『日本人の宗教とは何か』 / 著者=山折哲雄、編著 / 目次">
            <text:p>:bookmemo / 読んだ本：読み始め / 『日本人の宗教とは何か』 / 著者=山折哲雄、編著 / 目次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25_07-11-20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起きた時刻 / 2023">
            <text:p>:m :PHOTO 起きた時刻 / 2023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7-25_00-17-09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PHOTO 寝た時刻 / 2023">
            <text:p>:m :PHOTO 寝た時刻 / 2023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8" office:value-type="string">
            <text:p>2023-07-24_21-03-07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7-24_21-03-1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9">
            <text:p>19</text:p>
          </table:table-cell>
          <table:table-cell table:style-name="ce17" office:value-type="string">
            <text:p>2023-07-25_12-59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3-07-25_07-13-42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 office:value-type="string">
            <text:p>2023-07-24_18-25-04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VIDEO / @自室 / 記録 / jap.flute / 演奏、play / R=1 / genre=melody,for=,file-piece-id=~,memo=~,session=hour-18,recording-id=~,other=~ / follow+">
            <text:p>:VIDEO / @自室 / 記録 / jap.flute / 演奏、play / R=1 / genre=melody,for=,file-piece-id=~,memo=~,session=hour-18,recording-id=~,other=~ / follow+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 office:value-type="string">
            <text:p>2023-07-24_18-30-25_000.mp4</text:p>
          </table:table-cell>
          <table:table-cell table:style-name="ce26" office:value-type="string">
            <text:p>:VIDEO / @自室 / 記録 / jap.flute / 演奏、play / R=2 / genre=melody,for=,file-piece-id=~,memo=~,session=hour-18,recording-id=~,other=~ / follow+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string" office:string-value="mp4">
            <text:p>mp4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24_18-32-18_000.mp4</text:p>
          </table:table-cell>
          <table:table-cell table:style-name="ce26" office:value-type="string">
            <text:p>:VIDEO / @自室 / 記録 / jap.flute / 演奏、play / R=3 / genre=melody,for=,file-piece-id=~,memo=~,session=hour-18,recording-id=~,other=use:甲音、中甲音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VIDEO / @自室 / 記録 / jap.flute / 演奏、play / R=3 / genre=melody,for=,file-piece-id=~,memo=~,session=hour-18,recording-id=~,other=use:甲音、中甲音 / follow+">
            <text:p>:VIDEO / @自室 / 記録 / jap.flute / 演奏、play / R=3 / genre=melody,for=,file-piece-id=~,memo=~,session=hour-18,recording-id=~,other=use:甲音、中甲音 / follow+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 office:value-type="string">
            <text:p>2023-07-25_08-06-45_000.jpg</text:p>
          </table:table-cell>
          <table:table-cell table:style-name="ce26" office:value-type="string">
            <text:p>:m 1*2 RES / JVEMV6 64#318_1_rongo_shibusawa / 『論語講義　（一）』 著者=渋沢栄一,校注=~ / p.29 / w=五事；,topic=~,publisher=~,other=th+:「学習は身のために修る」;timetable+:渋沢栄一。大蔵省～辞職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25_08-06-58_000.jpg</text:p>
          </table:table-cell>
          <table:table-cell table:style-name="ce26" office:value-type="string">
            <text:p>:m 2*2 RES / JVEMV6 64#318_1_rongo_shibusawa / 『論語講義　（一）』 著者=渋沢栄一,校注=~ / p.29 / w=；,topic=~,publisher=~,other=timetable+:渋沢栄一。大蔵省～辞職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2*2 RES / JVEMV6 64#318_1_rongo_shibusawa / 『論語講義　（一）』 著者=渋沢栄一,校注=~ / p.29 / w=；,topic=~,publisher=~,other=timetable+:渋沢栄一。大蔵省～辞職">
            <text:p>:m 2*2 RES / JVEMV6 64#318_1_rongo_shibusawa / 『論語講義　（一）』 著者=渋沢栄一,校注=~ / p.29 / w=；,topic=~,publisher=~,other=timetable+:渋沢栄一。大蔵省～辞職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0">
            <text:p>20</text:p>
          </table:table-cell>
          <table:table-cell table:style-name="ce10" office:value-type="string">
            <text:p>2023-07-25_17-02-06_000.jpg</text:p>
          </table:table-cell>
          <table:table-cell table:style-name="ce26" office:value-type="string">
            <text:p>:m 2*2 RES / JVEMV6 64#314_asperger_sakakihara / 『アスペルガー症候群と学習障害』 著者=榊原洋一,校注=~ / p.118 / w=,topic=~,publisher=~,other=memo+:自閉症；list+:モノアミン系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2*2 RES / JVEMV6 64#314_asperger_sakakihara / 『アスペルガー症候群と学習障害』 著者=榊原洋一,校注=~ / p.118 / w=,topic=~,publisher=~,other=memo+:自閉症；list+:モノアミン系；">
            <text:p>:m 2*2 RES / JVEMV6 64#314_asperger_sakakihara / 『アスペルガー症候群と学習障害』 著者=榊原洋一,校注=~ / p.118 / w=,topic=~,publisher=~,other=memo+:自閉症；list+:モノアミン系；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1">
            <text:p>21</text:p>
          </table:table-cell>
          <table:table-cell table:style-name="ce18" office:value-type="string">
            <text:p>2023-07-25_17-03-57_000.jpg</text:p>
          </table:table-cell>
          <table:table-cell table:style-name="ce26" office:value-type="string">
            <text:p>:m 1*2 RES / JVEMV6 64#314_asperger_sakakihara / 『アスペルガー症候群と学習障害』 著者=榊原洋一,校注=~ / p.118 / w=広域投射型；,topic=~,publisher=~,other=memo+:自閉症；memo+:神経伝達物質：モノアミン系；list+:モノアミン系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m 1*2 RES / JVEMV6 64#314_asperger_sakakihara / 『アスペルガー症候群と学習障害』 著者=榊原洋一,校注=~ / p.118 / w=広域投射型；,topic=~,publisher=~,other=memo+:自閉症；memo+:神経伝達物質：モノアミン系；list+:モノアミン系；">
            <text:p>:m 1*2 RES / JVEMV6 64#314_asperger_sakakihara / 『アスペルガー症候群と学習障害』 著者=榊原洋一,校注=~ / p.118 / w=広域投射型；,topic=~,publisher=~,other=memo+:自閉症；memo+:神経伝達物質：モノアミン系；list+:モノアミン系；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5">2023/07/25</text:date>, <text:time>17:26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5T17:26:58.92</dc:date>
    <dc:creator>岩淵 謙</dc:creator>
    <meta:editing-duration>P57DT20H55M7S</meta:editing-duration>
    <meta:editing-cycles>19248</meta:editing-cycles>
    <meta:document-statistic meta:table-count="2" meta:cell-count="932" meta:object-count="0"/>
    <meta:user-defined meta:name="qrichtext">1</meta:user-defined>
  </office:meta>
</office:document-meta>
</file>